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98395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Standard">
      <style:text-properties officeooo:rsid="00165f6e"/>
    </style:style>
    <style:style style:name="P4" style:family="paragraph" style:parent-style-name="Standard">
      <style:text-properties officeooo:paragraph-rsid="00165f6e"/>
    </style:style>
    <style:style style:name="P5" style:family="paragraph" style:parent-style-name="Standard">
      <style:text-properties officeooo:rsid="00198395" officeooo:paragraph-rsid="00198395"/>
    </style:style>
    <style:style style:name="P6" style:family="paragraph" style:parent-style-name="Standard">
      <style:text-properties officeooo:rsid="001af687" officeooo:paragraph-rsid="001af687"/>
    </style:style>
    <style:style style:name="P7" style:family="paragraph" style:parent-style-name="Standard">
      <style:text-properties officeooo:rsid="001e52bc" officeooo:paragraph-rsid="001e52bc"/>
    </style:style>
    <style:style style:name="P8" style:family="paragraph" style:parent-style-name="Text_20_body">
      <style:text-properties officeooo:rsid="00165f6e" officeooo:paragraph-rsid="00165f6e"/>
    </style:style>
    <style:style style:name="T1" style:family="text">
      <style:text-properties officeooo:rsid="00165f6e"/>
    </style:style>
    <style:style style:name="T2" style:family="text">
      <style:text-properties style:font-name="Liberation Mono" officeooo:rsid="0018378b" style:font-name-asian="Noto Sans Mono CJK SC" style:font-name-complex="Liberation Mono"/>
    </style:style>
    <style:style style:name="T3" style:family="text">
      <style:text-properties style:font-name="Liberation Mono" fo:font-size="10pt" officeooo:rsid="00198f18" style:font-name-asian="Noto Sans Mono CJK SC" style:font-size-asian="10pt" style:font-name-complex="Liberation Mono" style:font-size-complex="10pt"/>
    </style:style>
    <style:style style:name="T4" style:family="text">
      <style:text-properties officeooo:rsid="00198395"/>
    </style:style>
    <style:style style:name="T5" style:family="text">
      <style:text-properties officeooo:rsid="00198f18"/>
    </style:style>
    <style:style style:name="T6" style:family="text">
      <style:text-properties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=========================================================================</text:p>
      <text:p text:style-name="P7">Strt Django Project</text:p>
      <text:p text:style-name="P7">django-admin startproject sagarsolutions</text:p>
      <text:p text:style-name="P7">python3 manage.py startapp ssApp</text:p>
      <text:p text:style-name="P7">Create databases</text:p>
      <text:p text:style-name="P7">Change in settings.py</text:p>
      <text:p text:style-name="P7">python3 manage.py makemigrations</text:p>
      <text:p text:style-name="P7">python3 manage.py migrate</text:p>
      <text:p text:style-name="P7"><text:span text:style-name="T6">mysql</text:span> -u USERNAME -p</text:p>
      <text:p text:style-name="P7">=========================================================================</text:p>
      <text:p text:style-name="P3">List Databases: Show databases;</text:p>
      <text:p text:style-name="P4"><text:span text:style-name="T1">Create Databases: </text:span><text:span text:style-name="Source_20_Text">CREATE DATABASE tutorial_database;</text:span></text:p>
      <text:p text:style-name="P8"><text:span text:style-name="Source_20_Text">CREATE DATABASE IF NOT EXISTS tutorial_database;</text:span></text:p>
      <text:p text:style-name="P7">========================================================================</text:p>
      <text:p text:style-name="P4"><text:span text:style-name="T1"><text:s/></text:span><text:span text:style-name="Source_20_Text">INSERT INTO mysql.user (Host, User, Password) VALUES ('%', 'root', password('</text:span><text:span text:style-name="Source_20_Text"><text:span text:style-name="T2">root</text:span></text:span><text:span text:style-name="Source_20_Text">'));</text:span></text:p>
      <text:p text:style-name="P2"><text:span text:style-name="Source_20_Text">GRANT ALL ON *.* TO 'root'@'%' WITH GRANT OPTION;</text:span></text:p>
      <text:p text:style-name="P5">sudo service mysql restart</text:p>
      <text:p text:style-name="P5"/>
      <text:p text:style-name="P5">CREATE USER 'saurabh'@'localhost' IDENTIFIED BY '<text:span text:style-name="T5">Admin1</text:span>23!@#';</text:p>
      <text:p text:style-name="P1"><text:span text:style-name="Source_20_Text"><text:span text:style-name="T4">GRANT ALL PRIVILEGES ON *.* TO '</text:span></text:span><text:span text:style-name="Source_20_Text"><text:span text:style-name="T3">saurabh</text:span></text:span><text:span text:style-name="Source_20_Text"><text:span text:style-name="T4">'@'localhost';</text:span></text:span></text:p>
      <text:p text:style-name="P5"/>
      <text:p text:style-name="P6">Active: use social</text:p>
      <text:p text:style-name="P6">Tables: show tabl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18:08:41.772609022</meta:creation-date>
    <meta:editing-duration>PT1H58M59S</meta:editing-duration>
    <meta:editing-cycles>5</meta:editing-cycles>
    <meta:generator>LibreOffice/6.4.6.2$Linux_X86_64 LibreOffice_project/40$Build-2</meta:generator>
    <dc:date>2020-11-01T19:36:32.435162237</dc:date>
    <meta:document-statistic meta:table-count="0" meta:image-count="0" meta:object-count="0" meta:page-count="1" meta:paragraph-count="21" meta:word-count="85" meta:character-count="867" meta:non-whitespace-character-count="802"/>
  </office:meta>
</office:document-meta>
</file>